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_20_1">
      <style:text-properties officeooo:rsid="001285fe" officeooo:paragraph-rsid="001285fe"/>
    </style:style>
    <style:style style:name="P2" style:family="paragraph" style:parent-style-name="Text_20_body">
      <style:text-properties officeooo:rsid="000f9278" officeooo:paragraph-rsid="000f9278"/>
    </style:style>
    <style:style style:name="P3" style:family="paragraph" style:parent-style-name="Text_20_body">
      <style:text-properties officeooo:paragraph-rsid="000f9278"/>
    </style:style>
    <style:style style:name="P4" style:family="paragraph" style:parent-style-name="Text_20_body">
      <style:text-properties fo:font-weight="bold" officeooo:rsid="000f9278" officeooo:paragraph-rsid="000f9278" style:font-weight-asian="bold" style:font-weight-complex="bold"/>
    </style:style>
    <style:style style:name="P5" style:family="paragraph" style:parent-style-name="Text_20_body">
      <style:text-properties fo:font-weight="bold" officeooo:rsid="000f9278" officeooo:paragraph-rsid="00139e78" style:font-weight-asian="bold" style:font-weight-complex="bold"/>
    </style:style>
    <style:style style:name="P6" style:family="paragraph" style:parent-style-name="Text_20_body" style:list-style-name="L1">
      <style:text-properties fo:font-weight="bold" officeooo:rsid="001285fe" officeooo:paragraph-rsid="001285fe" style:font-weight-asian="bold" style:font-weight-complex="bold"/>
    </style:style>
    <style:style style:name="T1" style:family="text">
      <style:text-properties fo:font-weight="normal" officeooo:rsid="000f9278" style:font-weight-asian="normal" style:font-weight-complex="normal"/>
    </style:style>
    <style:style style:name="T2" style:family="text">
      <style:text-properties officeooo:rsid="00137c05"/>
    </style:style>
    <style:style style:name="T3" style:family="text">
      <style:text-properties officeooo:rsid="00139e78"/>
    </style:style>
    <style:style style:name="T4" style:family="text">
      <style:text-properties officeooo:rsid="0013d5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ment Compiler et exécuter le projet Tout Avis ??</text:p>
      <text:p text:style-name="Text_20_body"/>
      <text:h text:style-name="P1" text:outline-level="1">Prérequis : </text:h>
      <text:list xml:id="list1317615573" text:style-name="L1">
        <text:list-item>
          <text:p text:style-name="P6">Machine disposant d’une version à jour de JDK et de JRE</text:p>
        </text:list-item>
        <text:list-item>
          <text:p text:style-name="P6">Attention, Si a l’exécution une erreur de classfile apparaît, procéder à une mise à jour / regression de la JRE uo de la JDK. En effet il faudrait qu’ils en soient à la même version pour <text:span text:style-name="T2">la bonne marche de la manipulation.</text:span></text:p>
        </text:list-item>
      </text:list>
      <text:h text:style-name="Heading_20_1" text:outline-level="1">Compilation : </text:h>
      <text:p text:style-name="P2">Dans <text:span text:style-name="T4">le répertoire du projet Tout Avis </text:span>sur une machine disposant d’une version de JDK, exécuter la commande :</text:p>
      <text:p text:style-name="P5">javac src/<text:span text:style-name="T3">HMI</text:span>/*.java <text:s/>src/<text:span text:style-name="T3">opinion</text:span>/*.java <text:s/>src/<text:span text:style-name="T3">exceptions</text:span>/*.java</text:p>
      <text:h text:style-name="Heading_20_1" text:outline-level="1">Execution : </text:h>
      <text:p text:style-name="P3"><text:span text:style-name="T1">Pour lancer l’interface Homme-Machine, exécuter : </text:span></text:p>
      <text:p text:style-name="P4">java opinion.HMI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21:52:38.045636928</meta:creation-date>
    <dc:date>2019-05-23T22:07:04.281217170</dc:date>
    <meta:editing-duration>PT14M2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01" meta:character-count="606" meta:non-whitespace-character-count="511"/>
  </office:meta>
</office:document-meta>
</file>